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2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3" style:family="paragraph" style:parent-style-name="Standard">
      <style:text-properties fo:font-size="7pt" officeooo:rsid="01b49be2" officeooo:paragraph-rsid="01b67f85" style:font-size-asian="7pt" style:font-size-complex="7pt"/>
    </style:style>
    <style:style style:name="P4" style:family="paragraph" style:parent-style-name="Standard">
      <style:text-properties fo:font-size="7pt" officeooo:rsid="01b49be2" officeooo:paragraph-rsid="01b823dc" style:font-size-asian="7pt" style:font-size-complex="7pt"/>
    </style:style>
    <style:style style:name="P5" style:family="paragraph" style:parent-style-name="Standard">
      <style:text-properties fo:font-size="7pt" officeooo:rsid="01b49be2" officeooo:paragraph-rsid="01b868a5" style:font-size-asian="7pt" style:font-size-complex="7pt"/>
    </style:style>
    <style:style style:name="P6" style:family="paragraph" style:parent-style-name="Standard">
      <style:text-properties fo:font-size="7pt" officeooo:rsid="01b49be2" officeooo:paragraph-rsid="01ba1caf" style:font-size-asian="7pt" style:font-size-complex="7pt"/>
    </style:style>
    <style:style style:name="P7" style:family="paragraph" style:parent-style-name="Standard">
      <style:text-properties fo:font-size="7pt" officeooo:rsid="01b49be2" officeooo:paragraph-rsid="01baf436" style:font-size-asian="7pt" style:font-size-complex="7pt"/>
    </style:style>
    <style:style style:name="P8" style:family="paragraph" style:parent-style-name="Standard">
      <style:text-properties fo:font-size="7pt" officeooo:rsid="01b49be2" officeooo:paragraph-rsid="01c07203" style:font-size-asian="7pt" style:font-size-complex="7pt"/>
    </style:style>
    <style:style style:name="P9" style:family="paragraph" style:parent-style-name="Standard">
      <style:text-properties fo:font-size="7pt" officeooo:rsid="01c2a09d" officeooo:paragraph-rsid="01c2a09d" style:font-size-asian="7pt" style:font-size-complex="7pt"/>
    </style:style>
    <style:style style:name="T1" style:family="text">
      <style:text-properties officeooo:rsid="01b67f85"/>
    </style:style>
    <style:style style:name="T2" style:family="text">
      <style:text-properties officeooo:rsid="01b823dc"/>
    </style:style>
    <style:style style:name="T3" style:family="text">
      <style:text-properties officeooo:rsid="01b868a5"/>
    </style:style>
    <style:style style:name="T4" style:family="text">
      <style:text-properties officeooo:rsid="01ba1caf"/>
    </style:style>
    <style:style style:name="T5" style:family="text">
      <style:text-properties officeooo:rsid="01baf436"/>
    </style:style>
    <style:style style:name="T6" style:family="text">
      <style:text-properties officeooo:rsid="01be8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油卡管理（<text:span text:style-name="T1">oilcardmanage)</text:span></text:p>
      <text:p text:style-name="P1"><text:tab/>导航下拉名_1:油卡管理</text:p>
      <text:p text:style-name="P1"><text:tab/><text:tab/>导航名_1:油卡基本信息<text:span text:style-name="T1">(basic)</text:span></text:p>
      <text:p text:style-name="P1"><text:tab/><text:tab/><text:tab/>功能名字_1:列表 <text:s/>功能类型:网格<text:span text:style-name="T1">(basic/v1/list)</text:span></text:p>
      <text:p text:style-name="P1"><text:tab/><text:tab/><text:tab/><text:tab/>搜索字段：</text:p>
      <text:p text:style-name="P1"><text:tab/><text:tab/><text:tab/><text:tab/><text:tab/>字段名称_1：状态</text:p>
      <text:p text:style-name="P1"><text:tab/><text:tab/><text:tab/><text:tab/>列表字段</text:p>
      <text:p text:style-name="P1"><text:tab/><text:tab/><text:tab/><text:tab/><text:tab/>字段名称_1:油卡编号</text:p>
      <text:p text:style-name="P1"><text:tab/><text:tab/><text:tab/><text:tab/><text:tab/>字段名称_2:卡号</text:p>
      <text:p text:style-name="P1"><text:tab/><text:tab/><text:tab/><text:tab/><text:tab/>字段名称_3:主卡/副卡</text:p>
      <text:p text:style-name="P1"><text:tab/><text:tab/><text:tab/><text:tab/><text:tab/>字段名称_4:所属主卡</text:p>
      <text:p text:style-name="P1"><text:tab/><text:tab/><text:tab/><text:tab/><text:tab/>字段名称_5:办理人</text:p>
      <text:p text:style-name="P1"><text:tab/><text:tab/><text:tab/><text:tab/><text:tab/>字段名称_6:办理日期</text:p>
      <text:p text:style-name="P1"><text:tab/><text:tab/><text:tab/><text:tab/><text:tab/>字段名称_8:使用地区</text:p>
      <text:p text:style-name="P1"><text:tab/><text:tab/><text:tab/><text:tab/><text:tab/>字段名称_9:项目名称</text:p>
      <text:p text:style-name="P1"><text:tab/><text:tab/><text:tab/><text:tab/><text:tab/>字段名称_10:使用状态</text:p>
      <text:p text:style-name="P1"><text:tab/><text:tab/><text:tab/><text:tab/><text:tab/>字段名称_11:使用状态更新时间</text:p>
      <text:p text:style-name="P1"><text:tab/><text:tab/><text:tab/><text:tab/><text:tab/>字段名称_12:期初金额</text:p>
      <text:p text:style-name="P1"><text:tab/><text:tab/><text:tab/><text:tab/><text:tab/>字段名称_13:余额</text:p>
      <text:p text:style-name="P1"><text:tab/><text:tab/><text:tab/><text:tab/><text:tab/>字段名称_14:状态</text:p>
      <text:p text:style-name="P1"><text:tab/><text:tab/><text:tab/><text:tab/><text:tab/>隐藏字段_15:id编号</text:p>
      <text:p text:style-name="P1"><text:tab/><text:tab/><text:tab/>功能名称_2:添加 功能类型:编辑<text:span text:style-name="T1">(basic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s/>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s/><text:tab/><text:tab/><text:tab/>标签类型:数字框（堡保留两位小数） 必填</text:p>
      <text:p text:style-name="P1"><text:tab/><text:tab/><text:tab/><text:tab/>按钮_9:提交</text:p>
      <text:p text:style-name="P1"><text:tab/><text:tab/><text:tab/>功能名称_3:编辑 功能类型:编辑 (编辑)<text:span text:style-name="T1">(basic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tab/><text:tab/>标签类型:数字框（保留两位小数） 必填</text:p>
      <text:p text:style-name="P1"><text:tab/><text:tab/><text:tab/><text:tab/>隐藏字段名称_9:id</text:p>
      <text:p text:style-name="P1"><text:tab/><text:tab/><text:tab/><text:tab/>按钮_10:提交</text:p>
      <text:p text:style-name="P1"><text:tab/><text:tab/><text:tab/>功能名称_4:冻结 功能类型:编辑<text:span text:style-name="T1">(basic/v1/freeze/{id})</text:span></text:p>
      <text:p text:style-name="P1"><text:tab/><text:tab/><text:tab/><text:tab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解冻 功能类型:编辑<text:span text:style-name="T1">(basic/v1/unfreeze/{id})</text:span></text:p>
      <text:p text:style-name="P1"><text:tab/><text:tab/><text:tab/><text:tab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删除 功能类型:编辑<text:span text:style-name="T1">(basic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导航名_2:油卡领用记录</text:p>
      <text:p text:style-name="P3"><text:tab/><text:tab/><text:tab/>功能名字_1:列表 <text:s/>功能类型:网格 (网格)<text:span text:style-name="T1">(receiv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主卡/副卡</text:p>
      <text:p text:style-name="P1"><text:tab/><text:tab/><text:tab/><text:tab/>字段名称_4:所属主卡</text:p>
      <text:p text:style-name="P1"><text:tab/><text:tab/><text:tab/><text:tab/>字段名称_5:领用日期</text:p>
      <text:p text:style-name="P1"><text:tab/><text:tab/><text:tab/><text:tab/>字段名称_6:地区</text:p>
      <text:p text:style-name="P1"><text:tab/><text:tab/><text:tab/><text:tab/>字段名称_7:领卡人</text:p>
      <text:p text:style-name="P1"><text:tab/><text:tab/><text:tab/><text:tab/>字段名称_8:原因</text:p>
      <text:p text:style-name="P1"><text:tab/><text:tab/><text:tab/><text:tab/>字段名称_9:审核人</text:p>
      <text:p text:style-name="P1"><text:tab/><text:tab/><text:tab/><text:tab/>字段名称_10:审核意见</text:p>
      <text:p text:style-name="P1"><text:tab/><text:tab/><text:tab/><text:tab/>字段名称_11:归还日期</text:p>
      <text:p text:style-name="P1"><text:tab/><text:tab/><text:tab/><text:tab/>字段名称_12:备注</text:p>
      <text:p text:style-name="P1"><text:tab/><text:tab/><text:tab/><text:tab/>字段名称_13:状态</text:p>
      <text:p text:style-name="P1"><text:tab/><text:tab/><text:tab/><text:tab/>隐藏字段_13:id编号</text:p>
      <text:p text:style-name="P5"><text:tab/><text:tab/><text:tab/>功能名称_2:添加 功能类型:编辑 (编辑)<text:span text:style-name="T1">(receiv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5"><text:tab/><text:tab/><text:tab/><text:tab/>字段名称_3:地区 <text:s/><text:tab/><text:tab/><text:tab/>标签类型:单选下拉框 必填<text:span text:style-name="T3">( receive/v1/area)</text:span></text:p>
      <text:p text:style-name="P5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按钮_7:提交</text:p>
      <text:p text:style-name="P4"><text:tab/><text:tab/><text:tab/>功能名称_3:编辑 功能类型:编辑 (编辑)<text:span text:style-name="T1">(receiv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选择油卡 <text:s text:c="4"/><text:tab/><text:tab/>标签类型:单选下拉框 必填 <text:s text:c="2"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5"><text:tab/><text:tab/><text:tab/><text:tab/>字段名称_3:地区 <text:s/><text:tab/><text:tab/><text:tab/>标签类型:单选下拉框 必填<text:span text:style-name="T3">( receive/v1/area)</text:span></text:p>
      <text:p text:style-name="P5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隐藏字段名称_7:id</text:p>
      <text:p text:style-name="P1"><text:tab/><text:tab/><text:tab/><text:tab/>按钮_8:提交</text:p>
      <text:p text:style-name="P5"><text:tab/><text:tab/><text:tab/>功能名称_4:删除 功能类型:编辑<text:span text:style-name="T3">( receive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5"><text:tab/><text:tab/><text:tab/>功能名称_5:审核 功能类型:编辑<text:span text:style-name="T3">( receive/v1/audit/{id})</text:span></text:p>
      <text:p text:style-name="P1"><text:tab/><text:tab/><text:tab/> <text:s text:c="7"/>提示:确定要审核这条数据么！</text:p>
      <text:p text:style-name="P1"><text:tab/><text:tab/><text:tab/><text:tab/>字段名称_1:id <text:tab/> <text:s text:c="2"/>标签类型:隐藏</text:p>
      <text:p text:style-name="P1"><text:tab/><text:tab/><text:tab/><text:tab/>字段名称_2:是否通过 <text:s text:c="2"/>标签类型:单选下拉框 必填</text:p>
      <text:p text:style-name="P1"><text:tab/><text:tab/><text:tab/><text:tab/>字段名称_3:审核意见 <text:s text:c="2"/>标签类型:文本框 必填</text:p>
      <text:p text:style-name="P1"><text:tab/><text:tab/><text:tab/><text:tab/>按钮_4:确认</text:p>
      <text:p text:style-name="P1"><text:tab/><text:tab/><text:tab/><text:tab/>按钮_5:取消</text:p>
      <text:p text:style-name="P5"><text:tab/><text:tab/><text:tab/>功能名称_6:归还 功能类型:编辑<text:span text:style-name="T3">( receive/v1/return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导航名_3:油卡充值记录<text:span text:style-name="T4">(recharge)</text:span></text:p>
      <text:p text:style-name="P1"><text:tab/><text:tab/><text:tab/>功能名字_1:列表 <text:s/>功能类型:网格 (网格)<text:span text:style-name="T4">(recharg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充值日期</text:p>
      <text:p text:style-name="P1"><text:tab/><text:tab/><text:tab/><text:tab/>字段名称_4:充值金额</text:p>
      <text:p text:style-name="P1"><text:soft-page-break/><text:tab/><text:tab/><text:tab/><text:tab/>字段名称_5:充值人</text:p>
      <text:p text:style-name="P1"><text:tab/><text:tab/><text:tab/><text:tab/>字段名称_6:充值方式</text:p>
      <text:p text:style-name="P1"><text:tab/><text:tab/><text:tab/><text:tab/>字段名称_7:期初余额 </text:p>
      <text:p text:style-name="P1"><text:tab/><text:tab/><text:tab/><text:tab/>隐藏字段_8:id编号</text:p>
      <text:p text:style-name="P1"><text:tab/><text:tab/><text:tab/>功能名称_2:添加 功能类型:编辑 (编辑)<text:span text:style-name="T4">(recharg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6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按钮_5:提交</text:p>
      <text:p text:style-name="P6"><text:tab/><text:tab/><text:tab/>功能名称_3:编辑 功能类型:编辑 (编辑)<text:span text:style-name="T4">(recharg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6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隐藏字段名称_7:id</text:p>
      <text:p text:style-name="P1"><text:tab/><text:tab/><text:tab/><text:tab/>按钮_8:提交</text:p>
      <text:p text:style-name="P6"><text:tab/><text:tab/><text:tab/>功能名称_5:上传附件 功能类型:编辑<text:span text:style-name="T4">(recharge/v1/upload/{id})</text:span></text:p>
      <text:p text:style-name="P1"><text:tab/><text:tab/><text:tab/><text:tab/>字段名称_1:上传充值图片 <text:tab/> <text:s text:c="2"/>标签类型:文件上传</text:p>
      <text:p text:style-name="P1"><text:tab/><text:tab/><text:tab/><text:tab/>按钮_2:上传</text:p>
      <text:p text:style-name="P1"><text:tab/><text:tab/><text:tab/>功能名称_6:查看附件 功能类型:编辑<text:span text:style-name="T4">(recharge/v1/files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7:油卡充值汇总 功能类型:网格<text:span text:style-name="T4">(recharge/v1/collect/{oilCardBasicId})</text:span></text:p>
      <text:p text:style-name="P1"><text:tab/><text:tab/><text:tab/><text:tab/>查询字段：</text:p>
      <text:p text:style-name="P7"><text:tab/><text:tab/><text:tab/><text:tab/><text:tab/>字段名称_1:卡号 <text:tab/> <text:s/><text:tab/> <text:s text:c="2"/>标签类型:单选下拉框 必选 <text:span text:style-name="T2">(basic/v1/find/oilcard)</text:span></text:p>
      <text:p text:style-name="P1"><text:tab/><text:tab/><text:tab/><text:tab/><text:tab/>字段名称_2:开始日期 <text:tab/> <text:s text:c="2"/>标签类型:日期框 必选</text:p>
      <text:p text:style-name="P1"><text:tab/><text:tab/><text:tab/><text:tab/><text:tab/>字段名称_3:结束日期 <text:tab/> <text:s text:c="2"/>标签类型:日期框 必选</text:p>
      <text:p text:style-name="P1"><text:tab/><text:tab/><text:tab/><text:tab/><text:tab/>按钮_4:汇总</text:p>
      <text:p text:style-name="P1"><text:tab/><text:tab/><text:tab/><text:tab/>网格字段：</text:p>
      <text:p text:style-name="P1"><text:tab/><text:tab/><text:tab/><text:tab/><text:tab/>字段名称_2:油卡编号</text:p>
      <text:p text:style-name="P1"><text:tab/><text:tab/><text:tab/><text:tab/><text:tab/>字段名称_3:卡号</text:p>
      <text:p text:style-name="P1"><text:tab/><text:tab/><text:tab/><text:tab/><text:tab/>字段名称_4:所属主卡</text:p>
      <text:p text:style-name="P1"><text:tab/><text:tab/><text:tab/><text:tab/><text:tab/>字段名称_5:充值日期</text:p>
      <text:p text:style-name="P1"><text:tab/><text:tab/><text:tab/><text:tab/><text:tab/>字段名称_6:充值金额</text:p>
      <text:p text:style-name="P1"><text:tab/><text:tab/><text:tab/><text:tab/><text:tab/>字段名称_7:充值人</text:p>
      <text:p text:style-name="P1"><text:tab/><text:tab/><text:tab/><text:tab/><text:tab/>字段名称_8:充值方式</text:p>
      <text:p text:style-name="P1"><text:tab/><text:tab/><text:tab/><text:tab/><text:tab/>字段名称_9:期初金额</text:p>
      <text:p text:style-name="P1"><text:tab/>导航名_4:油卡使用记录</text:p>
      <text:p text:style-name="P1"><text:tab/><text:tab/><text:tab/>功能名字_1:列表 <text:s/>功能类型:网格 (网格)<text:span text:style-name="T6">(recharge/v1/list/{oilCardCode})</text:span></text:p>
      <text:p text:style-name="P1"><text:tab/><text:tab/><text:tab/><text:tab/>搜索字段：</text:p>
      <text:p text:style-name="P7"><text:tab/><text:tab/><text:tab/><text:tab/><text:tab/>字段名称_1:油卡<text:tab/> <text:s/><text:tab/><text:tab/>标签类型:单选下拉框 必填<text:span text:style-name="T2">(basic/v1/find/oilcard)</text:span></text:p>
      <text:p text:style-name="P1"><text:tab/><text:tab/><text:tab/><text:tab/><text:tab/>字段名称_2:开始日期 <text:s/><text:tab/><text:tab/>标签类型:日期框 必填 </text:p>
      <text:p text:style-name="P1"><text:tab/><text:tab/><text:tab/><text:tab/><text:tab/>字段名称_3:结束日期 <text:s/><text:tab/><text:tab/>标签类型:日期框 必填</text:p>
      <text:p text:style-name="P1"><text:tab/><text:tab/><text:tab/><text:tab/>列表字段： <text:s/></text:p>
      <text:p text:style-name="P1"><text:tab/><text:tab/><text:tab/><text:tab/><text:tab/>字段名称_1:油卡编号</text:p>
      <text:p text:style-name="P1"><text:tab/><text:tab/><text:tab/><text:tab/><text:tab/>字段名称_2:地区</text:p>
      <text:p text:style-name="P1"><text:tab/><text:tab/><text:tab/><text:tab/><text:tab/>字段名称_3:加油日期</text:p>
      <text:p text:style-name="P1"><text:tab/><text:tab/><text:tab/><text:tab/><text:tab/>字段名称_4:加油量</text:p>
      <text:p text:style-name="P1"><text:tab/><text:tab/><text:tab/><text:tab/><text:tab/>字段名称_5:加油单价</text:p>
      <text:p text:style-name="P1"><text:tab/><text:tab/><text:tab/><text:tab/><text:tab/>字段名称_6:加油金额</text:p>
      <text:p text:style-name="P1"><text:tab/><text:tab/><text:tab/><text:tab/><text:tab/>字段名称_7:项目</text:p>
      <text:p text:style-name="P1"><text:tab/><text:tab/><text:tab/><text:tab/><text:tab/>字段名称_8:使用人/用车人</text:p>
      <text:p text:style-name="P8"><text:tab/><text:tab/><text:tab/>功能名称_2:分析 功能类型:编辑 (网格)<text:span text:style-name="T6">(recharge/v1/analyze/{oilCardCode})</text:span></text:p>
      <text:p text:style-name="P1"><text:tab/><text:tab/><text:tab/><text:tab/>查询字段：</text:p>
      <text:p text:style-name="P8"><text:tab/><text:tab/><text:tab/><text:tab/><text:tab/>字段名称_1:油卡<text:tab/> <text:s/><text:tab/><text:tab/>标签类型:单选下拉框 必填 <text:s/><text:span text:style-name="T2">(basic/v1/find/oilcard)</text:span></text:p>
      <text:p text:style-name="P9"><text:soft-page-break/><text:tab/><text:tab/><text:tab/><text:tab/><text:tab/>字段名称_3:年份<text:tab/><text:tab/><text:tab/>标签类型:数字框　必填</text:p>
      <text:p text:style-name="P1"><text:tab/><text:tab/><text:tab/><text:tab/><text:tab/>字段名称_2:月份<text:tab/> <text:tab/><text:tab/>标签类型:数字框 (1-12) 必填 </text:p>
      <text:p text:style-name="P1"><text:tab/><text:tab/><text:tab/><text:tab/><text:tab/>按钮_3:分析</text:p>
      <text:p text:style-name="P1"><text:tab/><text:tab/><text:tab/><text:tab/>网格字段：</text:p>
      <text:p text:style-name="P1"><text:tab/><text:tab/><text:tab/><text:tab/><text:tab/>字段名称_1:油卡编号</text:p>
      <text:p text:style-name="P1"><text:tab/><text:tab/><text:tab/><text:tab/><text:tab/>字段名称_2:年份</text:p>
      <text:p text:style-name="P1"><text:tab/><text:tab/><text:tab/><text:tab/><text:tab/>字段名称_3:月份</text:p>
      <text:p text:style-name="P1"><text:tab/><text:tab/><text:tab/><text:tab/><text:tab/>字段名称_4:充值次数</text:p>
      <text:p text:style-name="P1"><text:tab/><text:tab/><text:tab/><text:tab/><text:tab/>字段名称_5:充值金额</text:p>
      <text:p text:style-name="P1"><text:tab/><text:tab/><text:tab/><text:tab/><text:tab/>字段名称_6:加油金额</text:p>
      <text:p text:style-name="P1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8T17:17:14.046985435</dc:date>
    <meta:editing-duration>PT13H34M14S</meta:editing-duration>
    <meta:editing-cycles>319</meta:editing-cycles>
    <meta:generator>LibreOffice/5.1.6.2$Linux_X86_64 LibreOffice_project/10m0$Build-2</meta:generator>
    <meta:document-statistic meta:table-count="0" meta:image-count="0" meta:object-count="0" meta:page-count="4" meta:paragraph-count="201" meta:word-count="2745" meta:character-count="5278" meta:non-whitespace-character-count="3919"/>
  </office:meta>
</office:document-meta>
</file>